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0000000D766C33D1E.png" manifest:media-type="image/png"/>
  <manifest:file-entry manifest:full-path="Pictures/100000010000011200000058D01F35FF.png" manifest:media-type="image/png"/>
  <manifest:file-entry manifest:full-path="Pictures/10000001000000830000003C9A3E92A9.png" manifest:media-type="image/png"/>
  <manifest:file-entry manifest:full-path="Pictures/100000010000004D0000005B97A3F830.png" manifest:media-type="image/png"/>
  <manifest:file-entry manifest:full-path="Pictures/100000010000004500000088F5CA73A5.png" manifest:media-type="image/png"/>
  <manifest:file-entry manifest:full-path="Pictures/10000001000000560000005D1F2166EE.png" manifest:media-type="image/png"/>
  <manifest:file-entry manifest:full-path="Pictures/100000010000014D00000081FC237D18.png" manifest:media-type="image/png"/>
  <manifest:file-entry manifest:full-path="Pictures/10000001000001E00000008C7C28A103.png" manifest:media-type="image/png"/>
  <manifest:file-entry manifest:full-path="Pictures/100000010000004B00000062724A94D9.png" manifest:media-type="image/png"/>
  <manifest:file-entry manifest:full-path="Pictures/100000010000004C000000892E633FBC.png" manifest:media-type="image/png"/>
  <manifest:file-entry manifest:full-path="Pictures/1000000100000124000000567FFDEDEB.png" manifest:media-type="image/png"/>
  <manifest:file-entry manifest:full-path="Pictures/100000010000003E00000052C72B89E1.png" manifest:media-type="image/png"/>
  <manifest:file-entry manifest:full-path="Pictures/10000001000002010000008CD7F663F1.png" manifest:media-type="image/png"/>
  <manifest:file-entry manifest:full-path="Pictures/100000010000024800000196EBC1F1CA.png" manifest:media-type="image/png"/>
  <manifest:file-entry manifest:full-path="Pictures/100000010000013C00000049C78D8901.png" manifest:media-type="image/png"/>
  <manifest:file-entry manifest:full-path="Pictures/10000001000000610000003016A1F5E7.png" manifest:media-type="image/png"/>
  <manifest:file-entry manifest:full-path="Pictures/100000010000004D0000005A98F5C1B6.png" manifest:media-type="image/png"/>
  <manifest:file-entry manifest:full-path="Pictures/10000001000002210000008BB54DB4A9.png" manifest:media-type="image/png"/>
  <manifest:file-entry manifest:full-path="Pictures/100000010000004200000054F5F6DF08.png" manifest:media-type="image/png"/>
  <manifest:file-entry manifest:full-path="Pictures/1000000100000178000000AD0092FE10.png" manifest:media-type="image/png"/>
  <manifest:file-entry manifest:full-path="Pictures/1000000100000164000000DAE07D0F86.png" manifest:media-type="image/png"/>
  <manifest:file-entry manifest:full-path="Pictures/10000001000001F9000000BC430B4E32.png" manifest:media-type="image/png"/>
  <manifest:file-entry manifest:full-path="Pictures/1000000100000074000000319F953DB0.png" manifest:media-type="image/png"/>
  <manifest:file-entry manifest:full-path="Pictures/10000001000000570000003FA98A0A11.png" manifest:media-type="image/png"/>
  <manifest:file-entry manifest:full-path="Pictures/100000010000004E00000036F4A3288C.png" manifest:media-type="image/png"/>
  <manifest:file-entry manifest:full-path="Pictures/100000010000007D00000037E13BAF08.png" manifest:media-type="image/png"/>
  <manifest:file-entry manifest:full-path="Pictures/1000000100000245000003290B96C408.png" manifest:media-type="image/png"/>
  <manifest:file-entry manifest:full-path="Pictures/100000010000024D0000023DE67F1AE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9cm, 0cm, 0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01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7.249cm" svg:height="2.327cm" svg:x="6cm" svg:y="6.173cm">
          <draw:image xlink:href="Pictures/100000010000011200000058D01F35FF.png" xlink:type="simple" xlink:show="embed" xlink:actuate="onLoad" draw:mime-type="image/png">
            <text:p/>
          </draw:image>
        </draw:frame>
        <draw:frame draw:style-name="gr1" draw:text-style-name="P1" draw:layer="layout" svg:width="2.274cm" svg:height="2.459cm" svg:x="13.726cm" svg:y="6.041cm">
          <draw:image xlink:href="Pictures/10000001000000560000005D1F2166EE.png" xlink:type="simple" xlink:show="embed" xlink:actuate="onLoad" draw:mime-type="image/png">
            <text:p/>
          </draw:image>
        </draw:frame>
        <draw:frame draw:style-name="gr1" draw:text-style-name="P1" draw:layer="layout" svg:width="1.983cm" svg:height="2.592cm" svg:x="17cm" svg:y="5.908cm">
          <draw:image xlink:href="Pictures/100000010000004B00000062724A94D9.png" xlink:type="simple" xlink:show="embed" xlink:actuate="onLoad" draw:mime-type="image/png">
            <text:p/>
          </draw:image>
        </draw:frame>
        <draw:frame draw:style-name="gr2" draw:text-style-name="P2" draw:layer="layout" svg:width="6cm" svg:height="1cm" svg:x="13.5cm" svg:y="0.5cm">
          <draw:text-box>
            <text:p>Avant <text:s text:c="11"/>Après</text:p>
          </draw:text-box>
        </draw:frame>
        <draw:frame draw:style-name="gr3" draw:text-style-name="P2" draw:layer="layout" svg:width="5.5cm" svg:height="1.673cm" svg:x="0.5cm" svg:y="6.5cm">
          <draw:text-box>
            <text:p>gallery/concerts</text:p>
            <text:p>gallery/concerts</text:p>
          </draw:text-box>
        </draw:frame>
        <draw:frame draw:style-name="gr1" draw:text-style-name="P1" draw:layer="layout" svg:width="12.7cm" svg:height="3.703cm" svg:x="5.8cm" svg:y="9.297cm">
          <draw:image xlink:href="Pictures/10000001000001E00000008C7C28A10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2" draw:text-style-name="P2" draw:layer="layout" svg:width="6cm" svg:height="1cm" svg:x="13.5cm" svg:y="0.5cm">
          <draw:text-box>
            <text:p>Avant <text:s text:c="11"/>Après</text:p>
          </draw:text-box>
        </draw:frame>
        <draw:frame draw:style-name="gr5" draw:text-style-name="P2" draw:layer="layout" svg:width="5.5cm" svg:height="2.384cm" svg:x="0.5cm" svg:y="6.5cm">
          <draw:text-box>
            <text:p>gallery/entreprise</text:p>
            <text:p>gallery/entreprise</text:p>
            <text:p>gallery/entreprise</text:p>
          </draw:text-box>
        </draw:frame>
        <draw:frame draw:style-name="gr1" draw:text-style-name="P1" draw:layer="layout" svg:width="12.7cm" svg:height="3.703cm" svg:x="4.8cm" svg:y="10.797cm">
          <draw:image xlink:href="Pictures/10000001000001E00000008C7C28A103.png" xlink:type="simple" xlink:show="embed" xlink:actuate="onLoad" draw:mime-type="image/png">
            <text:p/>
          </draw:image>
        </draw:frame>
        <draw:frame draw:style-name="gr1" draw:text-style-name="P1" draw:layer="layout" svg:width="8.81cm" svg:height="3.412cm" svg:x="5.69cm" svg:y="5.885cm">
          <draw:image xlink:href="Pictures/100000010000014D00000081FC237D18.png" xlink:type="simple" xlink:show="embed" xlink:actuate="onLoad" draw:mime-type="image/png">
            <text:p/>
          </draw:image>
        </draw:frame>
        <draw:frame draw:style-name="gr1" draw:text-style-name="P1" draw:layer="layout" svg:width="2.01cm" svg:height="3.624cm" svg:x="14.99cm" svg:y="5.876cm">
          <draw:image xlink:href="Pictures/100000010000004C000000892E633FBC.png" xlink:type="simple" xlink:show="embed" xlink:actuate="onLoad" draw:mime-type="image/png">
            <text:p/>
          </draw:image>
        </draw:frame>
        <draw:frame draw:style-name="gr1" draw:text-style-name="P1" draw:layer="layout" svg:width="1.824cm" svg:height="3.597cm" svg:x="17.5cm" svg:y="6cm">
          <draw:image xlink:href="Pictures/100000010000004500000088F5CA73A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2" draw:text-style-name="P2" draw:layer="layout" svg:width="6cm" svg:height="1cm" svg:x="13.5cm" svg:y="0.5cm">
          <draw:text-box>
            <text:p>Avant <text:s text:c="11"/>Après</text:p>
          </draw:text-box>
        </draw:frame>
        <draw:frame draw:style-name="gr3" draw:text-style-name="P2" draw:layer="layout" svg:width="5.5cm" svg:height="1.673cm" svg:x="0.5cm" svg:y="6.5cm">
          <draw:text-box>
            <text:p>gallery/mariage</text:p>
            <text:p>gallery/mariage</text:p>
          </draw:text-box>
        </draw:frame>
        <draw:frame draw:style-name="gr1" draw:text-style-name="P1" draw:layer="layout" svg:width="7.725cm" svg:height="2.274cm" svg:x="5.275cm" svg:y="6.226cm">
          <draw:image xlink:href="Pictures/1000000100000124000000567FFDEDEB.png" xlink:type="simple" xlink:show="embed" xlink:actuate="onLoad" draw:mime-type="image/png">
            <text:p/>
          </draw:image>
        </draw:frame>
        <draw:frame draw:style-name="gr1" draw:text-style-name="P1" draw:layer="layout" svg:width="1.639cm" svg:height="2.168cm" svg:x="13.361cm" svg:y="6.332cm">
          <draw:image xlink:href="Pictures/100000010000003E00000052C72B89E1.png" xlink:type="simple" xlink:show="embed" xlink:actuate="onLoad" draw:mime-type="image/png">
            <text:p/>
          </draw:image>
        </draw:frame>
        <draw:frame draw:style-name="gr1" draw:text-style-name="P1" draw:layer="layout" svg:width="2.036cm" svg:height="2.407cm" svg:x="15.464cm" svg:y="6.093cm">
          <draw:image xlink:href="Pictures/100000010000004D0000005B97A3F830.png" xlink:type="simple" xlink:show="embed" xlink:actuate="onLoad" draw:mime-type="image/png">
            <text:p/>
          </draw:image>
        </draw:frame>
        <draw:frame draw:style-name="gr1" draw:text-style-name="P1" draw:layer="layout" svg:width="13.574cm" svg:height="3.703cm" svg:x="5cm" svg:y="9.797cm">
          <draw:image xlink:href="Pictures/10000001000002010000008CD7F663F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2" draw:text-style-name="P2" draw:layer="layout" svg:width="6cm" svg:height="1cm" svg:x="13.5cm" svg:y="0.5cm">
          <draw:text-box>
            <text:p>Avant <text:s text:c="11"/>Après</text:p>
          </draw:text-box>
        </draw:frame>
        <draw:frame draw:style-name="gr3" draw:text-style-name="P2" draw:layer="layout" svg:width="5.5cm" svg:height="1.673cm" svg:x="0.5cm" svg:y="6.5cm">
          <draw:text-box>
            <text:p>gallery/portraits</text:p>
            <text:p text:style-name="P4"><text:span text:style-name="T1">gallery/</text:span>portraits</text:p>
          </draw:text-box>
        </draw:frame>
        <draw:frame draw:style-name="gr1" draw:text-style-name="P1" draw:layer="layout" svg:width="8.361cm" svg:height="1.93cm" svg:x="5.146cm" svg:y="6.57cm">
          <draw:image xlink:href="Pictures/100000010000013C00000049C78D8901.png" xlink:type="simple" xlink:show="embed" xlink:actuate="onLoad" draw:mime-type="image/png">
            <text:p/>
          </draw:image>
        </draw:frame>
        <draw:frame draw:style-name="gr1" draw:text-style-name="P1" draw:layer="layout" svg:width="2.036cm" svg:height="2.38cm" svg:x="13.5cm" svg:y="6.5cm">
          <draw:image xlink:href="Pictures/100000010000004D0000005A98F5C1B6.png" xlink:type="simple" xlink:show="embed" xlink:actuate="onLoad" draw:mime-type="image/png">
            <text:p/>
          </draw:image>
        </draw:frame>
        <draw:frame draw:style-name="gr1" draw:text-style-name="P1" draw:layer="layout" svg:width="14.42cm" svg:height="3.677cm" svg:x="6cm" svg:y="10.537cm">
          <draw:image xlink:href="Pictures/10000001000002210000008BB54DB4A9.png" xlink:type="simple" xlink:show="embed" xlink:actuate="onLoad" draw:mime-type="image/png">
            <text:p/>
          </draw:image>
        </draw:frame>
        <draw:frame draw:style-name="gr1" draw:text-style-name="P1" draw:layer="layout" svg:width="1.745cm" svg:height="2.221cm" svg:x="16.5cm" svg:y="6.5cm">
          <draw:image xlink:href="Pictures/100000010000004200000054F5F6DF0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2" draw:text-style-name="P2" draw:layer="layout" svg:width="6cm" svg:height="1cm" svg:x="13.5cm" svg:y="0.5cm">
          <draw:text-box>
            <text:p>Avant <text:s text:c="11"/>Après</text:p>
          </draw:text-box>
        </draw:frame>
        <draw:frame draw:style-name="gr6" draw:text-style-name="P2" draw:layer="layout" svg:width="5.5cm" svg:height="3.095cm" svg:x="0.5cm" svg:y="6.5cm">
          <draw:text-box>
            <text:p>Slider/</text:p>
            <text:p><text:span text:style-name="T1">Slider/</text:span></text:p>
            <text:p text:style-name="P4"><text:span text:style-name="T1">Slider/</text:span></text:p>
            <text:p text:style-name="P4"><text:span text:style-name="T1"/></text:p>
          </draw:text-box>
        </draw:frame>
        <draw:frame draw:style-name="gr1" draw:text-style-name="P1" draw:layer="layout" svg:width="8.89cm" svg:height="5.688cm" svg:x="4cm" svg:y="3cm">
          <draw:image xlink:href="Pictures/1000000100000150000000D766C33D1E.png" xlink:type="simple" xlink:show="embed" xlink:actuate="onLoad" draw:mime-type="image/png">
            <text:p/>
          </draw:image>
        </draw:frame>
        <draw:frame draw:style-name="gr1" draw:text-style-name="P1" draw:layer="layout" svg:width="9.419cm" svg:height="5.767cm" svg:x="13.581cm" svg:y="2.733cm">
          <draw:image xlink:href="Pictures/1000000100000164000000DAE07D0F86.png" xlink:type="simple" xlink:show="embed" xlink:actuate="onLoad" draw:mime-type="image/png">
            <text:p/>
          </draw:image>
        </draw:frame>
        <draw:frame draw:style-name="gr1" draw:text-style-name="P1" draw:layer="layout" svg:width="13.362cm" svg:height="4.973cm" svg:x="5.638cm" svg:y="9.5cm">
          <draw:image xlink:href="Pictures/10000001000001F9000000BC430B4E3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2" draw:text-style-name="P2" draw:layer="layout" svg:width="6cm" svg:height="1cm" svg:x="13.5cm" svg:y="0.5cm">
          <draw:text-box>
            <text:p>Avant <text:s text:c="11"/>Après</text:p>
          </draw:text-box>
        </draw:frame>
        <draw:frame draw:style-name="gr3" draw:text-style-name="P2" draw:layer="layout" svg:width="5.5cm" svg:height="1.673cm" svg:x="0.5cm" svg:y="6.5cm">
          <draw:text-box>
            <text:p><text:span text:style-name="T1">image/</text:span></text:p>
            <text:p text:style-name="P4"><text:span text:style-name="T1"/></text:p>
          </draw:text-box>
        </draw:frame>
        <draw:frame draw:style-name="gr1" draw:text-style-name="P1" draw:layer="layout" svg:width="3.068cm" svg:height="1.295cm" svg:x="6.432cm" svg:y="6cm">
          <draw:image xlink:href="Pictures/1000000100000074000000319F953DB0.png" xlink:type="simple" xlink:show="embed" xlink:actuate="onLoad" draw:mime-type="image/png">
            <text:p/>
          </draw:image>
        </draw:frame>
        <draw:frame draw:style-name="gr1" draw:text-style-name="P1" draw:layer="layout" svg:width="3.465cm" svg:height="1.586cm" svg:x="10.535cm" svg:y="6cm">
          <draw:image xlink:href="Pictures/10000001000000830000003C9A3E92A9.png" xlink:type="simple" xlink:show="embed" xlink:actuate="onLoad" draw:mime-type="image/png">
            <text:p/>
          </draw:image>
        </draw:frame>
        <draw:frame draw:style-name="gr1" draw:text-style-name="P1" draw:layer="layout" svg:width="2.301cm" svg:height="1.666cm" svg:x="6.699cm" svg:y="7.834cm">
          <draw:image xlink:href="Pictures/10000001000000570000003FA98A0A11.png" xlink:type="simple" xlink:show="embed" xlink:actuate="onLoad" draw:mime-type="image/png">
            <text:p/>
          </draw:image>
        </draw:frame>
        <draw:frame draw:style-name="gr1" draw:text-style-name="P1" draw:layer="layout" svg:width="2.063cm" svg:height="1.427cm" svg:x="11cm" svg:y="8.073cm">
          <draw:image xlink:href="Pictures/100000010000004E00000036F4A3288C.png" xlink:type="simple" xlink:show="embed" xlink:actuate="onLoad" draw:mime-type="image/png">
            <text:p/>
          </draw:image>
        </draw:frame>
        <draw:frame draw:style-name="gr1" draw:text-style-name="P1" draw:layer="layout" svg:width="2.565cm" svg:height="1.269cm" svg:x="6.935cm" svg:y="4cm">
          <draw:image xlink:href="Pictures/10000001000000610000003016A1F5E7.png" xlink:type="simple" xlink:show="embed" xlink:actuate="onLoad" draw:mime-type="image/png">
            <text:p/>
          </draw:image>
        </draw:frame>
        <draw:frame draw:style-name="gr1" draw:text-style-name="P1" draw:layer="layout" svg:width="3.306cm" svg:height="1.454cm" svg:x="10.194cm" svg:y="4cm">
          <draw:image xlink:href="Pictures/100000010000007D00000037E13BAF08.png" xlink:type="simple" xlink:show="embed" xlink:actuate="onLoad" draw:mime-type="image/png">
            <text:p/>
          </draw:image>
        </draw:frame>
        <draw:frame draw:style-name="gr1" draw:text-style-name="P1" draw:layer="layout" svg:width="9.948cm" svg:height="4.576cm" svg:x="5.052cm" svg:y="10cm">
          <draw:image xlink:href="Pictures/1000000100000178000000AD0092FE1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1" draw:text-style-name="P1" draw:layer="layout" svg:width="2.274cm" svg:height="2.459cm" svg:x="0cm" svg:y="0cm">
          <draw:image xlink:href="Pictures/10000001000000560000005D1F2166EE.png" xlink:type="simple" xlink:show="embed" xlink:actuate="onLoad" draw:mime-type="image/png">
            <text:p/>
          </draw:image>
        </draw:frame>
        <draw:frame draw:style-name="gr1" draw:text-style-name="P1" draw:layer="layout" svg:width="2.01cm" svg:height="3.624cm" svg:x="0cm" svg:y="2.876cm">
          <draw:image xlink:href="Pictures/100000010000004C000000892E633FBC.png" xlink:type="simple" xlink:show="embed" xlink:actuate="onLoad" draw:mime-type="image/png">
            <text:p/>
          </draw:image>
        </draw:frame>
        <draw:frame draw:style-name="gr1" draw:text-style-name="P1" draw:layer="layout" svg:width="1.983cm" svg:height="2.592cm" svg:x="22.017cm" svg:y="0.408cm">
          <draw:image xlink:href="Pictures/100000010000004B00000062724A94D9.png" xlink:type="simple" xlink:show="embed" xlink:actuate="onLoad" draw:mime-type="image/png">
            <text:p/>
          </draw:image>
        </draw:frame>
        <draw:frame draw:style-name="gr1" draw:text-style-name="P1" draw:layer="layout" svg:width="1.824cm" svg:height="3.597cm" svg:x="22.176cm" svg:y="3.403cm">
          <draw:image xlink:href="Pictures/100000010000004500000088F5CA73A5.png" xlink:type="simple" xlink:show="embed" xlink:actuate="onLoad" draw:mime-type="image/png">
            <text:p/>
          </draw:image>
        </draw:frame>
        <draw:frame draw:style-name="gr1" draw:text-style-name="P1" draw:layer="layout" svg:width="1.639cm" svg:height="2.168cm" svg:x="0.5cm" svg:y="7cm">
          <draw:image xlink:href="Pictures/100000010000003E00000052C72B89E1.png" xlink:type="simple" xlink:show="embed" xlink:actuate="onLoad" draw:mime-type="image/png">
            <text:p/>
          </draw:image>
        </draw:frame>
        <draw:frame draw:style-name="gr1" draw:text-style-name="P1" draw:layer="layout" svg:width="2.036cm" svg:height="2.407cm" svg:x="22cm" svg:y="7.5cm">
          <draw:image xlink:href="Pictures/100000010000004D0000005B97A3F830.png" xlink:type="simple" xlink:show="embed" xlink:actuate="onLoad" draw:mime-type="image/png">
            <text:p/>
          </draw:image>
        </draw:frame>
        <draw:frame draw:style-name="gr1" draw:text-style-name="P1" draw:layer="layout" svg:width="2.036cm" svg:height="2.38cm" svg:x="0.464cm" svg:y="9.5cm">
          <draw:image xlink:href="Pictures/100000010000004D0000005A98F5C1B6.png" xlink:type="simple" xlink:show="embed" xlink:actuate="onLoad" draw:mime-type="image/png">
            <text:p/>
          </draw:image>
        </draw:frame>
        <draw:frame draw:style-name="gr1" draw:text-style-name="P1" draw:layer="layout" svg:width="1.745cm" svg:height="2.221cm" svg:x="22.255cm" svg:y="10.279cm">
          <draw:image xlink:href="Pictures/100000010000004200000054F5F6DF08.png" xlink:type="simple" xlink:show="embed" xlink:actuate="onLoad" draw:mime-type="image/png">
            <text:p/>
          </draw:image>
        </draw:frame>
        <draw:frame draw:style-name="gr7" draw:text-style-name="P1" draw:layer="layout" svg:width="2.499cm" svg:height="5.688cm" svg:x="3cm" svg:y="0.312cm">
          <draw:image xlink:href="Pictures/1000000100000150000000D766C33D1E.png" xlink:type="simple" xlink:show="embed" xlink:actuate="onLoad" draw:mime-type="image/png">
            <text:p/>
          </draw:image>
        </draw:frame>
        <draw:frame draw:style-name="gr8" draw:text-style-name="P1" draw:layer="layout" svg:width="2.417cm" svg:height="5.767cm" svg:x="19cm" svg:y="0.233cm">
          <draw:image xlink:href="Pictures/1000000100000164000000DAE07D0F86.png" xlink:type="simple" xlink:show="embed" xlink:actuate="onLoad" draw:mime-type="image/png">
            <text:p/>
          </draw:image>
        </draw:frame>
        <draw:frame draw:style-name="gr1" draw:text-style-name="P1" draw:layer="layout" svg:width="3.068cm" svg:height="1.295cm" svg:x="3cm" svg:y="8.5cm">
          <draw:image xlink:href="Pictures/1000000100000074000000319F953DB0.png" xlink:type="simple" xlink:show="embed" xlink:actuate="onLoad" draw:mime-type="image/png">
            <text:p/>
          </draw:image>
        </draw:frame>
        <draw:frame draw:style-name="gr1" draw:text-style-name="P1" draw:layer="layout" svg:width="2.301cm" svg:height="1.666cm" svg:x="3.267cm" svg:y="10.334cm">
          <draw:image xlink:href="Pictures/10000001000000570000003FA98A0A11.png" xlink:type="simple" xlink:show="embed" xlink:actuate="onLoad" draw:mime-type="image/png">
            <text:p/>
          </draw:image>
        </draw:frame>
        <draw:frame draw:style-name="gr1" draw:text-style-name="P1" draw:layer="layout" svg:width="2.565cm" svg:height="1.269cm" svg:x="3.503cm" svg:y="6.5cm">
          <draw:image xlink:href="Pictures/10000001000000610000003016A1F5E7.png" xlink:type="simple" xlink:show="embed" xlink:actuate="onLoad" draw:mime-type="image/png">
            <text:p/>
          </draw:image>
        </draw:frame>
        <draw:frame draw:style-name="gr1" draw:text-style-name="P1" draw:layer="layout" svg:width="3.465cm" svg:height="1.586cm" svg:x="18.341cm" svg:y="8.5cm">
          <draw:image xlink:href="Pictures/10000001000000830000003C9A3E92A9.png" xlink:type="simple" xlink:show="embed" xlink:actuate="onLoad" draw:mime-type="image/png">
            <text:p/>
          </draw:image>
        </draw:frame>
        <draw:frame draw:style-name="gr1" draw:text-style-name="P1" draw:layer="layout" svg:width="2.063cm" svg:height="1.427cm" svg:x="18.806cm" svg:y="10.573cm">
          <draw:image xlink:href="Pictures/100000010000004E00000036F4A3288C.png" xlink:type="simple" xlink:show="embed" xlink:actuate="onLoad" draw:mime-type="image/png">
            <text:p/>
          </draw:image>
        </draw:frame>
        <draw:frame draw:style-name="gr1" draw:text-style-name="P1" draw:layer="layout" svg:width="3.306cm" svg:height="1.454cm" svg:x="18cm" svg:y="6.5cm">
          <draw:image xlink:href="Pictures/100000010000007D00000037E13BAF08.png" xlink:type="simple" xlink:show="embed" xlink:actuate="onLoad" draw:mime-type="image/png">
            <text:p/>
          </draw:image>
        </draw:frame>
        <draw:frame draw:style-name="gr9" draw:text-style-name="P2" draw:layer="layout" svg:width="12.157cm" svg:height="0.962cm" svg:x="6cm" svg:y="0.5cm">
          <draw:text-box>
            <text:p>Avant <text:tab/><text:tab/><text:tab/>TOTAL<text:tab/><text:tab/><text:tab/>Après</text:p>
          </draw:text-box>
        </draw:frame>
        <presentation:notes draw:style-name="dp1">
          <draw:page-thumbnail draw:style-name="gr4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1" draw:text-style-name="P1" draw:layer="layout" svg:width="9.388cm" svg:height="13.073cm" svg:x="0.112cm" svg:y="2.427cm">
          <draw:image xlink:href="Pictures/1000000100000245000003290B96C408.png" xlink:type="simple" xlink:show="embed" xlink:actuate="onLoad" draw:mime-type="image/png">
            <text:p/>
          </draw:image>
        </draw:frame>
        <draw:frame draw:style-name="gr1" draw:text-style-name="P1" draw:layer="layout" svg:width="10.959cm" svg:height="10.661cm" svg:x="9.541cm" svg:y="4cm">
          <draw:image xlink:href="Pictures/100000010000024D0000023DE67F1AE5.png" xlink:type="simple" xlink:show="embed" xlink:actuate="onLoad" draw:mime-type="image/png">
            <text:p/>
          </draw:image>
        </draw:frame>
        <draw:frame draw:style-name="gr1" draw:text-style-name="P1" draw:layer="layout" svg:width="11.608cm" svg:height="8.07cm" svg:x="14.5cm" svg:y="5.93cm">
          <draw:image xlink:href="Pictures/100000010000024800000196EBC1F1CA.png" xlink:type="simple" xlink:show="embed" xlink:actuate="onLoad" draw:mime-type="image/png">
            <text:p/>
          </draw:image>
        </draw:frame>
        <draw:frame draw:style-name="gr10" draw:text-style-name="P2" draw:layer="layout" svg:width="17cm" svg:height="2.5cm" svg:x="1cm" svg:y="0cm">
          <draw:text-box>
            <text:p>Score et diagnostique de performance après modifications de .jpg et .png en .webp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10T14:43:22.833000000</meta:creation-date>
    <dc:date>2025-01-14T17:30:39.068000000</dc:date>
    <meta:editing-duration>PT37M45S</meta:editing-duration>
    <meta:editing-cycles>2</meta:editing-cycles>
    <meta:generator>LibreOffice/24.2.5.2$Windows_X86_64 LibreOffice_project/bffef4ea93e59bebbeaf7f431bb02b1a39ee8a59</meta:generator>
    <meta:document-statistic meta:object-count="96"/>
  </office:meta>
</office:document-meta>
</file>